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14.457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dMetgeResponsable</text:p>
          </table:table-cell>
          <table:table-cell office:value-type="string">
            <text:p>IdPacient</text:p>
          </table:table-cell>
          <table:table-cell table:style-name="Default" office:value-type="string">
            <text:p>dataIHora</text:p>
          </table:table-cell>
          <table:table-cell office:value-type="string">
            <text:p>informe</text:p>
          </table:table-cell>
          <table:table-cell office:value-type="string">
            <text:p>idTipusIntervenc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1-01-05T08:30:00">
            <text:p>05/01/11 08:30</text:p>
          </table:table-cell>
          <table:table-cell office:value-type="string">
            <text:p>Radiografia de genoll. S'observa trencament. Es reserva quirofa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date" office:date-value="2011-02-09T18:00:00">
            <text:p>09/02/11 18:00</text:p>
          </table:table-cell>
          <table:table-cell office:value-type="string">
            <text:p>Cura de cremades al cos. Les ferides evolucionen correctament. El pacient ha d'acudir a cures diariament.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1-02T13:00:00">
            <text:p>02/01/12 13:00</text:p>
          </table:table-cell>
          <table:table-cell office:value-type="string">
            <text:p>Pacient accidentat presenta forts dolors a la cama. Es demana una radiografia per descartas possibles trencaments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2012-01-03T09:00:00">
            <text:p>03/01/12 09:00</text:p>
          </table:table-cell>
          <table:table-cell office:value-type="string">
            <text:p>El pacient es queixa d'un fort dolor al pit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2-01-03T10:45:00">
            <text:p>03/01/12 10:45</text:p>
          </table:table-cell>
          <table:table-cell office:value-type="string">
            <text:p>El pacient es queixa d'un fort dolor respiratori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2-01-05T08:00:00">
            <text:p>05/01/12 08:00</text:p>
          </table:table-cell>
          <table:table-cell office:value-type="string">
            <text:p>Analisis clínic de sang. Es detecten marcadors tumorals. Es passa el cas a l'oncoleg.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2012-01-05T12:00:00">
            <text:p>05/01/12 12:00</text:p>
          </table:table-cell>
          <table:table-cell office:value-type="string">
            <text:p>Ecografia del pit. S'observa aritmia.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2012-01-09T08:00:00">
            <text:p>09/01/12 08:00</text:p>
          </table:table-cell>
          <table:table-cell office:value-type="string">
            <text:p>Despres d'observar el resultat es reserva quirofan per col.locar un marcapassos. El pacient es informat del proc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1-09T11:00:00">
            <text:p>09/01/12 11:00</text:p>
          </table:table-cell>
          <table:table-cell office:value-type="string">
            <text:p>Operacio de trencament de genoll Proces realitzat de forma satisfactoria. El pacient es mantindra en observacio les següents 48 hores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date" office:date-value="2012-01-11T10:00:00">
            <text:p>11/01/12 10:00</text:p>
          </table:table-cell>
          <table:table-cell office:value-type="string">
            <text:p>Radiografia de mandibula. S'observa trencament. Es reserva quirofan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2-01-11T12:30:00">
            <text:p>11/01/12 12:30</text:p>
          </table:table-cell>
          <table:table-cell office:value-type="string">
            <text:p>Ecografia endobronquial. Es detecta tumor. Es reserva quirofan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date" office:date-value="2012-01-13T09:00:00">
            <text:p>13/01/12 09:00</text:p>
          </table:table-cell>
          <table:table-cell office:value-type="string">
            <text:p>El pacient es queixa d'un fort dolor estomacal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date" office:date-value="2012-01-13T11:15:00">
            <text:p>13/01/12 11:15</text:p>
          </table:table-cell>
          <table:table-cell office:value-type="string">
            <text:p>El pacient ha caigut i presenta forts dolors al canell. Li realitzaran radiografia per comprovar si hi ha trencament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1-14T16:30:00">
            <text:p>14/01/12 16:30</text:p>
          </table:table-cell>
          <table:table-cell office:value-type="string">
            <text:p>Cura ferida per a pacient donat d'alta. Tot correct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date" office:date-value="2012-01-14T17:00:00">
            <text:p>14/01/12 17:00</text:p>
          </table:table-cell>
          <table:table-cell office:value-type="string">
            <text:p>Pacient acudeix a urgencies amb ambulancia per accident d'automobil. Ha rebut un fort colp al cap. Es realitza una ecografia on s'observa fractura del crani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date" office:date-value="2012-01-14T19:15:00">
            <text:p>14/01/12 19:15</text:p>
          </table:table-cell>
          <table:table-cell office:value-type="string">
            <text:p>Operacio de trencament de crani. <text:s/>Proces i resposta per part del pacient satisfactoria. El pacient es mantindra en observacio les següents 72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2-01-15T09:00:00">
            <text:p>15/01/12 09:00</text:p>
          </table:table-cell>
          <table:table-cell office:value-type="string">
            <text:p>El pacient presenta dolors al genoll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date" office:date-value="2012-01-16T08:30:00">
            <text:p>16/01/12 08:30</text:p>
          </table:table-cell>
          <table:table-cell office:value-type="string">
            <text:p>Operacio de trencament de mandibula. Proces realitzat de forma satisfactoria. El pacient es mantindra en observacio les següents 48 hores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date" office:date-value="2012-01-16T08:30:00">
            <text:p>16/01/12 08:30</text:p>
          </table:table-cell>
          <table:table-cell office:value-type="string">
            <text:p>Radiografia de canell. S'observa trencament. Es reserva quirofan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date" office:date-value="2012-01-16T09:15:00">
            <text:p>16/01/12 09:15</text:p>
          </table:table-cell>
          <table:table-cell office:value-type="string">
            <text:p>Operacio d'extirpacio de tumor al pulmo. El tumor esta localitzat i l'extirpacio es satisfactoria.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2012-01-16T11:00:00">
            <text:p>16/01/12 11:00</text:p>
          </table:table-cell>
          <table:table-cell office:value-type="string">
            <text:p>Operacio per a la col.locacio d'un marcapassos. Proces i resposta per part del pacient satisfactoria. El pacient es mantindra en observacio les següents 72 hores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date" office:date-value="2012-01-16T11:45:00">
            <text:p>16/01/12 11:45</text:p>
          </table:table-cell>
          <table:table-cell office:value-type="string">
            <text:p>Analisis clínic de sang. Es detecten marcadors tumorals. Es passa el cas a l'oncoleg.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date" office:date-value="2012-01-17T08:15:00">
            <text:p>17/01/12 08:15</text:p>
          </table:table-cell>
          <table:table-cell office:value-type="string">
            <text:p>El pacient es queixa d'un fort dolor al pit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date" office:date-value="2012-01-17T11:00:00">
            <text:p>17/01/12 11:00</text:p>
          </table:table-cell>
          <table:table-cell office:value-type="string">
            <text:p>Ecografia del pit. S'observa aritmia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date" office:date-value="2012-01-17T11:15:00">
            <text:p>17/01/12 11:15</text:p>
          </table:table-cell>
          <table:table-cell office:value-type="string">
            <text:p>El pacient presenta forts dolors abdominals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1-17T17:00:00">
            <text:p>17/01/12 17:00</text:p>
          </table:table-cell>
          <table:table-cell office:value-type="string">
            <text:p>Cura ferida per a pacient donat d'alta. Tot correct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2-01-18T12:30:00">
            <text:p>18/01/12 12:30</text:p>
          </table:table-cell>
          <table:table-cell office:value-type="string">
            <text:p>Radiografia de genoll. No s'observa cap trencament ni cap fisura a l'os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date" office:date-value="2012-01-19T09:45:00">
            <text:p>19/01/12 09:45</text:p>
          </table:table-cell>
          <table:table-cell office:value-type="string">
            <text:p>Operacio de canell.Proces realitzat de forma satisfactoria. El pacient es mantindra en observacio les següents 24 hores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date" office:date-value="2012-01-20T08:00:00">
            <text:p>20/01/12 08:00</text:p>
          </table:table-cell>
          <table:table-cell office:value-type="string">
            <text:p>Analisis clínic de sang. Tots el resultats són correctes.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date" office:date-value="2012-01-20T08:15:00">
            <text:p>20/01/12 08:15</text:p>
          </table:table-cell>
          <table:table-cell office:value-type="string">
            <text:p>Ecografia gastrointestinal. Es detecta tumor. Es reserva quirofan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date" office:date-value="2012-01-20T09:45:00">
            <text:p>20/01/12 09:45</text:p>
          </table:table-cell>
          <table:table-cell office:value-type="string">
            <text:p>Despres d'observar el resultat es reserva quirofan per col.locar un marcapassos. El pacient es informat del proc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date" office:date-value="2012-01-20T10:00:00">
            <text:p>20/01/12 10:00</text:p>
          </table:table-cell>
          <table:table-cell office:value-type="string">
            <text:p>Ecografia abdominal. Surt tot correcte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2-01-20T10:15:00">
            <text:p>20/01/12 10:15</text:p>
          </table:table-cell>
          <table:table-cell office:value-type="string">
            <text:p>Resonancia de genoll. S'oberva trencament de lligaments. Es reserva quirofan.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date" office:date-value="2012-01-22T13:45:00">
            <text:p>22/01/12 13:45</text:p>
          </table:table-cell>
          <table:table-cell office:value-type="string">
            <text:p>Operacio per a la col.locacio d'un marcapassos. Proces i resposta per part del pacient satisfactoria. El pacient es mantindra en observacio les següents 72 hores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2012-01-23T08:00:00">
            <text:p>23/01/12 08:00</text:p>
          </table:table-cell>
          <table:table-cell office:value-type="string">
            <text:p>Cura ferida per a pacient donat d'alta. Tot correcte.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date" office:date-value="2012-01-23T11:15:00">
            <text:p>23/01/12 11:15</text:p>
          </table:table-cell>
          <table:table-cell office:value-type="string">
            <text:p>Els resultats de les proves son entregats al pacient. Indiquem que està tot correcte. 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2-01-25T09:00:00">
            <text:p>25/01/12 09:00</text:p>
          </table:table-cell>
          <table:table-cell office:value-type="string">
            <text:p>Operacio de trencament de lligaments. Proces realitzat de forma satisfactoria. El pacient es mantindra en observacio les següents 24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date" office:date-value="2012-01-25T12:45:00">
            <text:p>25/01/12 12:45</text:p>
          </table:table-cell>
          <table:table-cell office:value-type="string">
            <text:p>El pacient es queixa d'un fort dolor respiratori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office:value-type="date" office:date-value="2012-01-26T10:30:00">
            <text:p>26/01/12 10:30</text:p>
          </table:table-cell>
          <table:table-cell office:value-type="string">
            <text:p>Operacio d'extirpacio de tumor a l'intesti. La zona esta molt afectada per la metastasi. Tractament: quimioterapi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date" office:date-value="2012-01-27T10:45:00">
            <text:p>27/01/12 10:45</text:p>
          </table:table-cell>
          <table:table-cell office:value-type="string">
            <text:p>Pacient accidentat presenta forts dolors a la cama. Es demana una radiografia per descartas possibles trencaments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date" office:date-value="2012-01-27T11:30:00">
            <text:p>27/01/12 11:30</text:p>
          </table:table-cell>
          <table:table-cell office:value-type="string">
            <text:p>Radiografia de tibia. S'observa trencament de la tibia. Es va a enguitxar al pacient durant tres setmane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date" office:date-value="2012-01-30T08:00:00">
            <text:p>30/01/12 08:00</text:p>
          </table:table-cell>
          <table:table-cell office:value-type="string">
            <text:p>Analisis clínic de sang. Es detecten marcadors tumorals. Es passa el cas a l'oncoleg.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date" office:date-value="2012-01-30T12:15:00">
            <text:p>30/01/12 12:15</text:p>
          </table:table-cell>
          <table:table-cell office:value-type="string">
            <text:p>Evolucio pacient favorable. El pacient rep l'alt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date" office:date-value="2012-01-30T12:45:00">
            <text:p>30/01/12 12:45</text:p>
          </table:table-cell>
          <table:table-cell office:value-type="string">
            <text:p>Radiografia de mandibula. S'observa trencament. Es reserva quirofan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1-31T15:30:00">
            <text:p>31/01/12 15:30</text:p>
          </table:table-cell>
          <table:table-cell office:value-type="string">
            <text:p>Rehabilitacio de genoll. L'evolucio del pacient es satisfactoria. Tornarà a rehabilitacio setmanalment.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date" office:date-value="2012-02-01T09:00:00">
            <text:p>01/02/12 09:00</text:p>
          </table:table-cell>
          <table:table-cell office:value-type="string">
            <text:p>Operacio de trencament de mandibula. Proces realitzat de forma satisfactoria. El pacient es mantindra en observacio les següents 48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date" office:date-value="2012-02-01T13:15:00">
            <text:p>01/02/12 13:15</text:p>
          </table:table-cell>
          <table:table-cell office:value-type="string">
            <text:p>Ecografia endobronquial. Es detecta tumor. Es reserva quirofan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2-02-01T15:00:00">
            <text:p>01/02/12 15:00</text:p>
          </table:table-cell>
          <table:table-cell office:value-type="string">
            <text:p>Rehabilitacio de genoll. L'evolucio del pacient es satisfactoria. Tornarà a rehabilitacio setmanalment.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date" office:date-value="2012-02-03T10:45:00">
            <text:p>03/02/12 10:45</text:p>
          </table:table-cell>
          <table:table-cell office:value-type="string">
            <text:p>El pacient es queixa d'un fort dolor al pit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date" office:date-value="2012-02-03T12:30:00">
            <text:p>03/02/12 12:30</text:p>
          </table:table-cell>
          <table:table-cell office:value-type="string">
            <text:p>El pacient presenta forts dolors abdominals. Li realitzaran proves per tractar de trobar la caus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date" office:date-value="2012-02-04T15:00:00">
            <text:p>04/02/12 15:00</text:p>
          </table:table-cell>
          <table:table-cell office:value-type="string">
            <text:p>Pacient acudeix a urgencies amb ambulancia per accident d'automobil. Ha rebut un fort colp al cap. Es realitza una ecografia on s'observa fractura del crani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date" office:date-value="2012-02-04T17:00:00">
            <text:p>04/02/12 17:00</text:p>
          </table:table-cell>
          <table:table-cell office:value-type="string">
            <text:p>Operacio de trencament de crani. <text:s/>Proces i resposta per part del pacient satisfactoria. El pacient es mantindra en observacio les següents 72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date" office:date-value="2012-02-05T18:15:00">
            <text:p>05/02/12 18:15</text:p>
          </table:table-cell>
          <table:table-cell office:value-type="string">
            <text:p>Pacient acudeix a urgencies per accident de moto. Només s'observen ferides superficials. El passem a cur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date" office:date-value="2012-02-05T18:30:00">
            <text:p>05/02/12 18:30</text:p>
          </table:table-cell>
          <table:table-cell office:value-type="string">
            <text:p>Cura ferides superficial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date" office:date-value="2012-02-06T08:00:00">
            <text:p>06/02/12 08:00</text:p>
          </table:table-cell>
          <table:table-cell office:value-type="string">
            <text:p>Analisis clínic de sang. Tots el resultats són correctes.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date" office:date-value="2012-02-06T09:00:00">
            <text:p>06/02/12 09:00</text:p>
          </table:table-cell>
          <table:table-cell office:value-type="string">
            <text:p>Ecografia del pit. S'observa aritmia.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18">
            <text:p>18</text:p>
          </table:table-cell>
          <table:table-cell office:value-type="date" office:date-value="2012-02-06T12:00:00">
            <text:p>06/02/12 12:00</text:p>
          </table:table-cell>
          <table:table-cell office:value-type="string">
            <text:p>Despres d'observar el resultat es reserva quirofan per col.locar un marcapassos. El pacient es informat del proc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date" office:date-value="2012-02-08T11:15:00">
            <text:p>08/02/12 11:15</text:p>
          </table:table-cell>
          <table:table-cell office:value-type="string">
            <text:p>El pacient ha caigut i presenta forts dolors al canell. Li realitzaran radiografia per comprovar si hi ha trencament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date" office:date-value="2012-02-08T11:30:00">
            <text:p>08/02/12 11:30</text:p>
          </table:table-cell>
          <table:table-cell office:value-type="string">
            <text:p>Operacio d'extirpacio de tumor al pulmo. El tumor esta localitzat i l'extirpacio es satisfactoria.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date" office:date-value="2012-02-09T08:30:00">
            <text:p>09/02/12 08:30</text:p>
          </table:table-cell>
          <table:table-cell office:value-type="string">
            <text:p>Operacio per a la col.locacio d'un marcapassos. Proces i resposta per part del pacient satisfactoria. El pacient es mantindra en observacio les següents 72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date" office:date-value="2012-02-09T08:30:00">
            <text:p>09/02/12 08:30</text:p>
          </table:table-cell>
          <table:table-cell office:value-type="string">
            <text:p>Ecografia abdominal. Surt tot correcte.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date" office:date-value="2012-02-09T09:00:00">
            <text:p>09/02/12 09:00</text:p>
          </table:table-cell>
          <table:table-cell office:value-type="string">
            <text:p>Radiografia de canell. S'observa trencament. Es reserva quirofan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date" office:date-value="2012-02-10T09:00:00">
            <text:p>10/02/12 09:00</text:p>
          </table:table-cell>
          <table:table-cell office:value-type="string">
            <text:p>Evolucio pacient favorable. El pacient rep l'alta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date" office:date-value="2012-02-10T10:00:00">
            <text:p>10/02/12 10:00</text:p>
          </table:table-cell>
          <table:table-cell office:value-type="string">
            <text:p>Pacient accidentat presenta forts dolors a la cama. Es demana una radiografia per descartas possibles trencaments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date" office:date-value="2012-02-10T10:45:00">
            <text:p>10/02/12 10:45</text:p>
          </table:table-cell>
          <table:table-cell office:value-type="string">
            <text:p>Evolucio pacient favorable. El pacient rep l'alta.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date" office:date-value="2012-02-10T11:00:00">
            <text:p>10/02/12 11:00</text:p>
          </table:table-cell>
          <table:table-cell office:value-type="string">
            <text:p>Radiografia de tibia. S'observa trencament de la tibia. Es va a enguitxar al pacient durant tres setmanes.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date" office:date-value="2012-02-10T13:00:00">
            <text:p>10/02/12 13:00</text:p>
          </table:table-cell>
          <table:table-cell office:value-type="string">
            <text:p>Operacio de canell.Proces realitzat de forma satisfactoria. El pacient es mantindra en observacio les següents 24 hore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date" office:date-value="2012-02-10T13:15:00">
            <text:p>10/02/12 13:15</text:p>
          </table:table-cell>
          <table:table-cell office:value-type="string">
            <text:p>Els resultats de les proves son entregats al pacient. Indiquem que està tot correcte.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date" office:date-value="2012-02-10T18:00:00">
            <text:p>10/02/12 18:00</text:p>
          </table:table-cell>
          <table:table-cell office:value-type="string">
            <text:p>Cura de cremades al cos. Les ferides evolucionen correctament. El pacient ha d'acudir a cures diariament.</text:p>
          </table:table-cell>
          <table:table-cell office:value-type="float" office:value="3">
            <text:p>3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:Hoja1.F7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08:57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Fernández</meta:initial-creator>
    <meta:creation-date>2012-02-10T12:39:08.98</meta:creation-date>
    <dc:date>2012-02-13T08:57:43.81</dc:date>
    <meta:editing-duration>PT5H20M49S</meta:editing-duration>
    <meta:editing-cycles>30</meta:editing-cycles>
    <meta:generator>OpenOffice.org/3.3$Win32 OpenOffice.org_project/330m20$Build-9567</meta:generator>
    <meta:document-statistic meta:table-count="3" meta:cell-count="419" meta:object-count="0"/>
  </office:meta>
</office:document-meta>
</file>